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366000001FDBDAF13B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tserrat" svg:font-family="Montserrat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1">
      <style:text-properties fo:font-variant="normal" fo:text-transform="none" fo:color="#0f364b" style:font-name="Montserrat" fo:font-size="25.5pt" fo:letter-spacing="normal" fo:font-style="normal" fo:font-weight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<draw:frame draw:style-name="fr1" draw:name="graphics1" text:anchor-type="paragraph" svg:x="0.1457in" svg:y="0.7709in" svg:width="6.9252in" svg:height="4.4646in" draw:z-index="0"><draw:image xlink:href="Pictures/1000020100000366000001FDBDAF13B9.png" xlink:type="simple" xlink:show="embed" xlink:actuate="onLoad"/></draw:frame>Kanban</text:h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tserrat" svg:font-family="Montserrat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kye hillhouse</meta:initial-creator>
    <meta:creation-date>2023-11-26T13:32:37.98</meta:creation-date>
    <meta:document-statistic meta:table-count="0" meta:image-count="1" meta:object-count="0" meta:page-count="1" meta:paragraph-count="1" meta:word-count="1" meta:character-count="6"/>
    <dc:date>2023-11-26T13:34:18.95</dc:date>
    <dc:creator>skye hillhouse</dc:creator>
    <meta:editing-duration>PT1M42S</meta:editing-duration>
    <meta:editing-cycles>1</meta:editing-cycles>
    <meta:generator>OpenOffice/4.1.12$Win32 OpenOffice.org_project/4112m1$Build-9809</meta:generator>
  </office:meta>
</office:document-meta>
</file>